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694in" style:rel-column-width="2405*"/>
    </style:style>
    <style:style style:name="Table1.B" style:family="table-column">
      <style:table-column-properties style:column-width="0.7917in" style:rel-column-width="1141*"/>
    </style:style>
    <style:style style:name="Table1.C" style:family="table-column">
      <style:table-column-properties style:column-width="4.2319in" style:rel-column-width="6097*"/>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6931in" table:align="margins"/>
    </style:style>
    <style:style style:name="Table2.A" style:family="table-column">
      <style:table-column-properties style:column-width="2.2292in" style:rel-column-width="3212*"/>
    </style:style>
    <style:style style:name="Table2.B" style:family="table-column">
      <style:table-column-properties style:column-width="0.9757in" style:rel-column-width="1406*"/>
    </style:style>
    <style:style style:name="Table2.C" style:family="table-column">
      <style:table-column-properties style:column-width="3.4875in" style:rel-column-width="5025*"/>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_20_1">
      <style:text-properties officeooo:rsid="000c234c" officeooo:paragraph-rsid="000c234c"/>
    </style:style>
    <style:style style:name="P2" style:family="paragraph" style:parent-style-name="Heading_20_1">
      <style:text-properties officeooo:paragraph-rsid="000e535f"/>
    </style:style>
    <style:style style:name="P3" style:family="paragraph" style:parent-style-name="Preformatted_20_Text">
      <style:text-properties officeooo:paragraph-rsid="0013c37d"/>
    </style:style>
    <style:style style:name="P4" style:family="paragraph" style:parent-style-name="Preformatted_20_Text">
      <style:text-properties fo:font-size="9pt" style:font-size-asian="9pt" style:font-size-complex="9pt"/>
    </style:style>
    <style:style style:name="P5" style:family="paragraph" style:parent-style-name="Preformatted_20_Text">
      <style:text-properties officeooo:rsid="001e088d" officeooo:paragraph-rsid="001e088d"/>
    </style:style>
    <style:style style:name="P6" style:family="paragraph" style:parent-style-name="Preformatted_20_Text">
      <style:text-properties officeooo:paragraph-rsid="001e088d"/>
    </style:style>
    <style:style style:name="P7" style:family="paragraph" style:parent-style-name="Preformatted_20_Text">
      <style:text-properties officeooo:paragraph-rsid="001fa0bf"/>
    </style:style>
    <style:style style:name="P8" style:family="paragraph" style:parent-style-name="Standard">
      <style:text-properties officeooo:rsid="000e535f" officeooo:paragraph-rsid="000e535f"/>
    </style:style>
    <style:style style:name="P9" style:family="paragraph" style:parent-style-name="Standard">
      <style:text-properties officeooo:rsid="000e535f" officeooo:paragraph-rsid="001b3339"/>
    </style:style>
    <style:style style:name="P10" style:family="paragraph" style:parent-style-name="Standard">
      <style:text-properties officeooo:rsid="0013bdc8" officeooo:paragraph-rsid="0013bdc8"/>
    </style:style>
    <style:style style:name="P11" style:family="paragraph" style:parent-style-name="Standard">
      <style:text-properties officeooo:rsid="0013c37d" officeooo:paragraph-rsid="0013c37d"/>
    </style:style>
    <style:style style:name="P12" style:family="paragraph" style:parent-style-name="Standard">
      <style:text-properties officeooo:paragraph-rsid="0013c37d"/>
    </style:style>
    <style:style style:name="P13" style:family="paragraph" style:parent-style-name="Standard">
      <style:text-properties fo:font-style="italic" officeooo:rsid="0013c37d" officeooo:paragraph-rsid="0013c37d" style:font-style-asian="italic" style:font-style-complex="italic"/>
    </style:style>
    <style:style style:name="P14" style:family="paragraph" style:parent-style-name="Standard">
      <style:text-properties officeooo:paragraph-rsid="0013bdc8"/>
    </style:style>
    <style:style style:name="P15" style:family="paragraph" style:parent-style-name="Standard">
      <style:text-properties officeooo:paragraph-rsid="00144d4f"/>
    </style:style>
    <style:style style:name="P16" style:family="paragraph" style:parent-style-name="Standard">
      <style:text-properties officeooo:rsid="001e088d" officeooo:paragraph-rsid="001e088d"/>
    </style:style>
    <style:style style:name="P17" style:family="paragraph" style:parent-style-name="Standard">
      <style:text-properties officeooo:rsid="0024c489" officeooo:paragraph-rsid="0024c489"/>
    </style:style>
    <style:style style:name="P18" style:family="paragraph" style:parent-style-name="Table_20_Contents">
      <style:text-properties officeooo:rsid="001344fe" officeooo:paragraph-rsid="001344fe"/>
    </style:style>
    <style:style style:name="P19" style:family="paragraph" style:parent-style-name="Table_20_Contents">
      <style:paragraph-properties fo:text-align="center" style:justify-single-word="false"/>
      <style:text-properties officeooo:rsid="001344fe" officeooo:paragraph-rsid="001344fe"/>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officeooo:rsid="001344fe" officeooo:paragraph-rsid="001344fe" style:font-weight-asian="bold" style:font-weight-complex="bold"/>
    </style:style>
    <style:style style:name="P22" style:family="paragraph" style:parent-style-name="Table_20_Contents">
      <style:paragraph-properties fo:text-align="center" style:justify-single-word="false"/>
      <style:text-properties fo:font-weight="bold" officeooo:rsid="0013bdc8" officeooo:paragraph-rsid="0013bdc8" style:font-weight-asian="bold" style:font-weight-complex="bold"/>
    </style:style>
    <style:style style:name="P23" style:family="paragraph" style:parent-style-name="Table_20_Contents">
      <style:text-properties officeooo:rsid="0013bdc8" officeooo:paragraph-rsid="0013bdc8"/>
    </style:style>
    <style:style style:name="P24" style:family="paragraph" style:parent-style-name="Table_20_Contents">
      <style:paragraph-properties fo:text-align="center" style:justify-single-word="false"/>
      <style:text-properties officeooo:rsid="0013bdc8" officeooo:paragraph-rsid="0013bdc8"/>
    </style:style>
    <style:style style:name="P25" style:family="paragraph" style:parent-style-name="Text_20_body">
      <style:text-properties officeooo:rsid="000c234c" officeooo:paragraph-rsid="000c234c"/>
    </style:style>
    <style:style style:name="P26" style:family="paragraph" style:parent-style-name="Text_20_body">
      <style:text-properties officeooo:rsid="000e535f" officeooo:paragraph-rsid="000e535f"/>
    </style:style>
    <style:style style:name="P27" style:family="paragraph" style:parent-style-name="Text_20_body">
      <style:text-properties officeooo:paragraph-rsid="000e535f"/>
    </style:style>
    <style:style style:name="P28" style:family="paragraph" style:parent-style-name="Text_20_body">
      <style:text-properties officeooo:rsid="000e71e4" officeooo:paragraph-rsid="000e71e4"/>
    </style:style>
    <style:style style:name="P29" style:family="paragraph" style:parent-style-name="Text_20_body">
      <style:text-properties officeooo:paragraph-rsid="0017ff8e"/>
    </style:style>
    <style:style style:name="T1" style:family="text">
      <style:text-properties officeooo:rsid="000ddbbc"/>
    </style:style>
    <style:style style:name="T2" style:family="text">
      <style:text-properties fo:color="#080808" loext:opacity="100%" style:font-name="JetBrains Mono" fo:font-size="11.5pt" fo:font-style="normal" fo:font-weight="normal" style:font-size-asian="11.5pt" style:font-style-asian="normal" style:font-weight-asian="normal"/>
    </style:style>
    <style:style style:name="T3" style:family="text">
      <style:text-properties officeooo:rsid="000e535f"/>
    </style:style>
    <style:style style:name="T4" style:family="text">
      <style:text-properties fo:font-style="italic" style:font-style-asian="italic" style:font-style-complex="italic"/>
    </style:style>
    <style:style style:name="T5" style:family="text">
      <style:text-properties fo:font-style="italic" officeooo:rsid="000e535f" style:font-style-asian="italic" style:font-style-complex="italic"/>
    </style:style>
    <style:style style:name="T6" style:family="text">
      <style:text-properties fo:font-style="italic" officeooo:rsid="00144d4f"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e535f" style:font-style-asian="normal" style:font-style-complex="normal"/>
    </style:style>
    <style:style style:name="T9" style:family="text">
      <style:text-properties fo:font-style="normal" officeooo:rsid="000e71e4" style:font-style-asian="normal" style:font-style-complex="normal"/>
    </style:style>
    <style:style style:name="T10" style:family="text">
      <style:text-properties fo:font-style="normal" officeooo:rsid="00144d4f" style:font-style-asian="normal" style:font-style-complex="normal"/>
    </style:style>
    <style:style style:name="T11" style:family="text">
      <style:text-properties fo:font-style="normal" officeooo:rsid="00213f2a" style:font-style-asian="normal" style:font-style-complex="normal"/>
    </style:style>
    <style:style style:name="T12" style:family="text">
      <style:text-properties officeooo:rsid="000e71e4"/>
    </style:style>
    <style:style style:name="T13" style:family="text">
      <style:text-properties officeooo:rsid="00105323"/>
    </style:style>
    <style:style style:name="T14" style:family="text">
      <style:text-properties style:font-name="Liberation Mono" fo:font-size="10pt" fo:font-weight="bold" officeooo:rsid="00105323" style:font-size-asian="10pt" style:font-weight-asian="bold" style:font-size-complex="10pt" style:font-weight-complex="bold"/>
    </style:style>
    <style:style style:name="T15" style:family="text">
      <style:text-properties style:font-name="Liberation Mono" fo:font-size="10pt" fo:font-weight="bold" officeooo:rsid="0013bdc8" style:font-size-asian="10pt" style:font-weight-asian="bold" style:font-size-complex="10pt" style:font-weight-complex="bold"/>
    </style:style>
    <style:style style:name="T16" style:family="text">
      <style:text-properties style:font-name="Liberation Mono" fo:font-size="10pt" fo:font-weight="bold" officeooo:rsid="001486d9" style:font-size-asian="10pt" style:font-weight-asian="bold" style:font-size-complex="10pt" style:font-weight-complex="bold"/>
    </style:style>
    <style:style style:name="T17" style:family="text">
      <style:text-properties style:font-name="Liberation Mono" fo:font-size="10pt" fo:font-weight="bold" officeooo:rsid="001d12ee" style:font-size-asian="10pt" style:font-weight-asian="bold" style:font-size-complex="10pt" style:font-weight-complex="bold"/>
    </style:style>
    <style:style style:name="T18" style:family="text">
      <style:text-properties style:font-name="Liberation Mono" fo:font-size="10pt" fo:font-weight="bold" officeooo:rsid="001e088d" style:font-size-asian="10pt" style:font-weight-asian="bold" style:font-size-complex="10pt" style:font-weight-complex="bold"/>
    </style:style>
    <style:style style:name="T19" style:family="text">
      <style:text-properties style:font-name="Liberation Mono" fo:font-size="10pt" fo:font-style="normal" fo:font-weight="bold" officeooo:rsid="0013bdc8" style:font-size-asian="10pt" style:font-style-asian="normal" style:font-weight-asian="bold" style:font-size-complex="10pt" style:font-style-complex="normal" style:font-weight-complex="bold"/>
    </style:style>
    <style:style style:name="T20" style:family="text">
      <style:text-properties officeooo:rsid="0011813a"/>
    </style:style>
    <style:style style:name="T21" style:family="text">
      <style:text-properties officeooo:rsid="0013bdc8"/>
    </style:style>
    <style:style style:name="T22" style:family="text">
      <style:text-properties officeooo:rsid="0013c37d"/>
    </style:style>
    <style:style style:name="T23" style:family="text">
      <style:text-properties officeooo:rsid="00144d4f"/>
    </style:style>
    <style:style style:name="T24" style:family="text">
      <style:text-properties officeooo:rsid="0017ff8e"/>
    </style:style>
    <style:style style:name="T25" style:family="text">
      <style:text-properties officeooo:rsid="00183de8"/>
    </style:style>
    <style:style style:name="T26" style:family="text">
      <style:text-properties officeooo:rsid="001b3339"/>
    </style:style>
    <style:style style:name="T27" style:family="text">
      <style:text-properties officeooo:rsid="001d12ee"/>
    </style:style>
    <style:style style:name="T28" style:family="text">
      <style:text-properties officeooo:rsid="001e088d"/>
    </style:style>
    <style:style style:name="T29" style:family="text">
      <style:text-properties officeooo:rsid="001fa0bf"/>
    </style:style>
    <style:style style:name="T30" style:family="text">
      <style:text-properties officeooo:rsid="0024d2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ava Extensions to OA4MP for Authentication</text:p>
      <text:h text:style-name="P1" text:outline-level="1">Overview</text:h>
      <text:p text:style-name="P25">The Java code in OA4MP can easily be extended to add users. A use case is that you have an existing user management system you can access via Java and you want all authentication requests to u<text:span text:style-name="T1">s</text:span>e that. <text:span text:style-name="T1">The basic way is to create a Maven project that uses OA4MP and extends OA2AuthenticationServer. There is precisely one method, checkUser, to override.</text:span></text:p>
      <text:h text:style-name="Heading_20_1" text:outline-level="1">Setup</text:h>
      <text:p text:style-name="P29"><text:span text:style-name="T24">The easiest way is to get the </text:span><text:a xlink:type="simple" xlink:href="https://github.com/ncsa/oa4mp-extension-example" text:style-name="Internet_20_link" text:visited-style-name="Visited_20_Internet_20_Link"><text:span text:style-name="T24">OA4MP extension example</text:span></text:a><text:span text:style-name="T24"> from GitHub. This has a fully functional extension to OA4MP with a single user, </text:span><text:span text:style-name="T15">me,</text:span><text:span text:style-name="T24"> and password </text:span><text:span text:style-name="T15">124567890</text:span><text:span text:style-name="T24">. </text:span><text:span text:style-name="T25">Do read the readme.md there for more particulars.</text:span></text:p>
      <text:p text:style-name="Text_20_body">and <text:span text:style-name="T3">extend the class <text:s/></text:span><text:a xlink:type="simple" xlink:href="https://oa4mp.org/apidocs/org/oa4mp/server/proxy/OA2AuthenticationServer.html" text:style-name="Internet_20_link" text:visited-style-name="Visited_20_Internet_20_Link">OA2AuthenticationServer.<text:span text:style-name="T3">java</text:span> </text:a><text:s/><text:span text:style-name="T3">and override the </text:span><text:span text:style-name="T16">checkUser</text:span><text:span text:style-name="T3"> method there.</text:span></text:p>
      <text:p text:style-name="Preformatted_20_Text"><text:span text:style-name="T3">p</text:span>ublic void checkUser<text:span text:style-name="T3">(</text:span><text:a xlink:type="simple" xlink:href="https://docs.oracle.com/en/java/javase/11/docs/api/java.base/java/lang/String.html?is-external=true" text:style-name="Internet_20_link" text:visited-style-name="Visited_20_Internet_20_Link">String</text:a> username,</text:p>
      <text:p text:style-name="Preformatted_20_Text"><text:s text:c="22"/><text:a xlink:type="simple" xlink:href="https://docs.oracle.com/en/java/javase/11/docs/api/java.base/java/lang/String.html?is-external=true" text:style-name="Internet_20_link" text:visited-style-name="Visited_20_Internet_20_Link">String</text:a> password)</text:p>
      <text:p text:style-name="Preformatted_20_Text"><text:s text:c="22"/>throws <text:a xlink:type="simple" xlink:href="https://docs.oracle.com/en/java/javase/11/docs/api/java.base/java/security/GeneralSecurityException.html?is-external=true" text:style-name="Internet_20_link" text:visited-style-name="Visited_20_Internet_20_Link">GeneralSecurityException</text:a>;</text:p>
      <text:p text:style-name="Text_20_body"/>
      <text:p text:style-name="Text_20_body">This <text:span text:style-name="T3">takes the username and password that the user entered on the webpage. The contract is to do whatever you need to and if the user passes muster, do nothing, otherwise throw </text:span><text:span text:style-name="T12">the</text:span><text:span text:style-name="T3"> </text:span><text:span text:style-name="T16">Ge</text:span><text:span text:style-name="T15">neralSecurityException</text:span><text:span text:style-name="T3"> </text:span><text:span text:style-name="T12">or a</text:span><text:span text:style-name="T15"> RuntimeException</text:span><text:span text:style-name="T12"> of your choice.</text:span></text:p>
      <text:h text:style-name="P2" text:outline-level="1">The server configuration</text:h>
      <text:p text:style-name="P27"><text:span text:style-name="T3">In the standard OA4MP configuration, you </text:span><text:span text:style-name="T5">do not </text:span><text:span text:style-name="T8">need to configure anything. The system will automatically find the authorization page (very minimal) and do the authentication. </text:span><text:span text:style-name="T9">That is to say, there is no </text:span><text:span text:style-name="T15">authorizedServlet</text:span><text:span text:style-name="T9"> element. </text:span></text:p>
      <text:h text:style-name="Heading_20_1" text:outline-level="1">Tomcat configuration</text:h>
      <text:p text:style-name="P26">The only configuration needed is in the Tomcat web.xml file where the standard authentication service:</text:p>
      <text:p text:style-name="P4">&lt;servlet&gt;<text:line-break/> <text:s text:c="3"/>&lt;servlet-name&gt;authorize&lt;/servlet-name&gt;<text:line-break/> <text:s text:c="3"/>&lt;servlet-class&gt;org.oa4mp.server.proxy.OA2AuthenticationServer&lt;/servlet-class&gt;<text:line-break/>&lt;/servlet&gt;</text:p>
      <text:p text:style-name="P8"/>
      <text:p text:style-name="P9"><text:span text:style-name="T26">and device flow service (if you want OA4MP to support that):</text:span></text:p>
      <text:p text:style-name="P9"/>
      <text:p text:style-name="P4">&lt;servlet&gt;<text:line-break/> <text:s text:c="3"/>&lt;servlet-name&gt;device&lt;/servlet-name&gt;<text:line-break/> <text:s text:c="3"/>&lt;servlet-class&gt;org.oa4mp.server.proxy.RFC8628AuthenticationServer&lt;/servlet-class&gt;<text:line-break/>&lt;/servlet&gt;</text:p>
      <text:p text:style-name="P9"/>
      <text:p text:style-name="P9"><text:soft-page-break/></text:p>
      <text:p text:style-name="P9"/>
      <text:p text:style-name="P9">ha<text:span text:style-name="T26">ve</text:span> the servlet-class <text:span text:style-name="T26">elements </text:span>replaced by your implementation.</text:p>
      <text:p text:style-name="P26"/>
      <text:h text:style-name="Heading_20_1" text:outline-level="1">How does it work?</text:h>
      <text:p text:style-name="P28">OA4MP <text:span text:style-name="T13">has a default page, </text:span><text:a xlink:type="simple" xlink:href="https://github.com/ncsa/oa4mp/blob/master/oa4mp-server-oauth2/src/main/webapp/authorize-init.jsp" text:style-name="Internet_20_link" text:visited-style-name="Visited_20_Internet_20_Link"><text:span text:style-name="T13">authorize-init.jsp</text:span></text:a><text:span text:style-name="T13">, </text:span><text:span text:style-name="T27">for the authorization code flow </text:span><text:span text:style-name="T13">that will do the authentication. (It is so named because, as per the OAuth spec., it sits at the </text:span><text:span text:style-name="T14">/authorize</text:span><text:span text:style-name="T13"> endpoint for the service, but its function is authenticating users). </text:span><text:span text:style-name="T20">When a user comes to the endpoint, the page is populated then the values read. You may just (optionally) replace this too if you like and this section details how.</text:span></text:p>
      <text:p text:style-name="Heading">Values set in the form</text:p>
      <table:table table:name="Table1" table:style-name="Table1">
        <table:table-column table:style-name="Table1.A"/>
        <table:table-column table:style-name="Table1.B"/>
        <table:table-column table:style-name="Table1.C"/>
        <table:table-row>
          <table:table-cell table:style-name="Table1.A1" office:value-type="string">
            <text:p text:style-name="P21">Parameter</text:p>
          </table:table-cell>
          <table:table-cell table:style-name="Table1.A1" office:value-type="string">
            <text:p text:style-name="P21">Display?</text:p>
          </table:table-cell>
          <table:table-cell table:style-name="Table1.C1" office:value-type="string">
            <text:p text:style-name="P21">Description</text:p>
          </table:table-cell>
        </table:table-row>
        <table:table-row>
          <table:table-cell table:style-name="Table1.A2" office:value-type="string">
            <text:p text:style-name="P19">clientName</text:p>
          </table:table-cell>
          <table:table-cell table:style-name="Table1.A2" office:value-type="string">
            <text:p text:style-name="P19">Y</text:p>
          </table:table-cell>
          <table:table-cell table:style-name="Table1.C2" office:value-type="string">
            <text:p text:style-name="P18">The name of the client</text:p>
          </table:table-cell>
        </table:table-row>
        <table:table-row>
          <table:table-cell table:style-name="Table1.A2" office:value-type="string">
            <text:p text:style-name="P19">client Home</text:p>
          </table:table-cell>
          <table:table-cell table:style-name="Table1.A2" office:value-type="string">
            <text:p text:style-name="P19">Y</text:p>
          </table:table-cell>
          <table:table-cell table:style-name="Table1.C2" office:value-type="string">
            <text:p text:style-name="P18">The URL that is registered as the home</text:p>
          </table:table-cell>
        </table:table-row>
        <table:table-row>
          <table:table-cell table:style-name="Table1.A2" office:value-type="string">
            <text:p text:style-name="P19">clientScopes</text:p>
          </table:table-cell>
          <table:table-cell table:style-name="Table1.A2" office:value-type="string">
            <text:p text:style-name="P19">Y</text:p>
          </table:table-cell>
          <table:table-cell table:style-name="Table1.C2" office:value-type="string">
            <text:p text:style-name="P18">Blank delimited string of scopes the user requested</text:p>
          </table:table-cell>
        </table:table-row>
        <table:table-row>
          <table:table-cell table:style-name="Table1.A2" office:value-type="string">
            <text:p text:style-name="P19">retryMessage</text:p>
          </table:table-cell>
          <table:table-cell table:style-name="Table1.A2" office:value-type="string">
            <text:p text:style-name="P19">Y</text:p>
          </table:table-cell>
          <table:table-cell table:style-name="Table1.C2" office:value-type="string">
            <text:p text:style-name="P18">If the user tries to submit the form and it fails, the form is redisplayed with the message. It is empty on the first attempt.</text:p>
          </table:table-cell>
        </table:table-row>
        <table:table-row>
          <table:table-cell table:style-name="Table1.A2" office:value-type="string">
            <text:p text:style-name="P19">authorizationGrant</text:p>
          </table:table-cell>
          <table:table-cell table:style-name="Table1.A2" office:value-type="string">
            <text:p text:style-name="P19">N</text:p>
          </table:table-cell>
          <table:table-cell table:style-name="Table1.C2" office:value-type="string">
            <text:p text:style-name="P18">This is the unique identifier for this transaction.</text:p>
            <text:p text:style-name="P18">It is needed in internally an must be sent back to the server on submit</text:p>
          </table:table-cell>
        </table:table-row>
      </table:table>
      <text:p text:style-name="Heading">Values to be returned</text:p>
      <table:table table:name="Table2" table:style-name="Table2">
        <table:table-column table:style-name="Table2.A"/>
        <table:table-column table:style-name="Table2.B"/>
        <table:table-column table:style-name="Table2.C"/>
        <table:table-row>
          <table:table-cell table:style-name="Table2.A1" office:value-type="string">
            <text:p text:style-name="P22">Parameter</text:p>
          </table:table-cell>
          <table:table-cell table:style-name="Table2.A1" office:value-type="string">
            <text:p text:style-name="P20"/>
          </table:table-cell>
          <table:table-cell table:style-name="Table2.C1" office:value-type="string">
            <text:p text:style-name="P22">Description</text:p>
          </table:table-cell>
        </table:table-row>
        <table:table-row>
          <table:table-cell table:style-name="Table2.A2" office:value-type="string">
            <text:p text:style-name="P24">AuthUsername</text:p>
          </table:table-cell>
          <table:table-cell table:style-name="Table2.A2" office:value-type="string">
            <text:p text:style-name="Table_20_Contents"/>
          </table:table-cell>
          <table:table-cell table:style-name="Table2.C2" office:value-type="string">
            <text:p text:style-name="P23">The username used in authentication</text:p>
          </table:table-cell>
        </table:table-row>
        <table:table-row>
          <table:table-cell table:style-name="Table2.A2" office:value-type="string">
            <text:p text:style-name="P24">AuthPassword</text:p>
          </table:table-cell>
          <table:table-cell table:style-name="Table2.A2" office:value-type="string">
            <text:p text:style-name="Table_20_Contents"/>
          </table:table-cell>
          <table:table-cell table:style-name="Table2.C2" office:value-type="string">
            <text:p text:style-name="P23">The user’s password</text:p>
          </table:table-cell>
        </table:table-row>
        <table:table-row>
          <table:table-cell table:style-name="Table2.A2" office:value-type="string">
            <text:p text:style-name="P24">authorizationGrant</text:p>
          </table:table-cell>
          <table:table-cell table:style-name="Table2.A2" office:value-type="string">
            <text:p text:style-name="Table_20_Contents"/>
          </table:table-cell>
          <table:table-cell table:style-name="Table2.C2" office:value-type="string">
            <text:p text:style-name="P23">The transaction identifier sent. If you do not return this, there <text:s/>is no way to track which request this goes to and an error will be raised.</text:p>
          </table:table-cell>
        </table:table-row>
      </table:table>
      <text:p text:style-name="P10"/>
      <text:p text:style-name="P14"><text:span text:style-name="T21">In the </text:span><text:span text:style-name="T15">checkUser</text:span><text:span text:style-name="T21"> method overridden above, the </text:span><text:span text:style-name="T15">AuthUsername</text:span><text:span text:style-name="T21"> and </text:span><text:span text:style-name="T15">AuthPassword</text:span><text:span text:style-name="T21"> are read and passed to it.</text:span></text:p>
      <text:p text:style-name="P10"/>
      <text:p text:style-name="P12"><text:span text:style-name="T22">So you may replace that page as you like with whatever you like. </text:span><text:span text:style-name="T27">If you have enabled the device code flow, then there is a similar page device-init.jsp that accepts the same parameters including a </text:span><text:span text:style-name="T17">us</text:span><text:span text:style-name="T15">erCode</text:span><text:span text:style-name="T27"> (if the user sends that as a parameter). </text:span><text:span text:style-name="T22"><text:s/></text:span></text:p>
      <text:p text:style-name="P11"/>
      <text:p text:style-name="P13">But but but I really want to add some of my own parameters to the <text:span text:style-name="T18">authorization-init.jsp</text:span><text:span text:style-name="T28"> </text:span>page and process them…</text:p>
      <text:p text:style-name="P11"/>
      <text:p text:style-name="P11">Then override </text:p>
      <text:p text:style-name="P11"/>
      <text:p text:style-name="P3">protected void createRedirect(HttpServletRequest request, </text:p>
      <text:p text:style-name="P3"><text:s text:c="30"/>HttpServletResponse response, </text:p>
      <text:p text:style-name="P3"><text:s text:c="30"/>ServiceTransaction trans)</text:p>
      <text:p text:style-name="P11"/>
      <text:p text:style-name="P15"><text:soft-page-break/><text:span text:style-name="T22">along with </text:span><text:span text:style-name="T15">checkUser</text:span><text:span text:style-name="T22">. The parameters are in the request. Be sure to call super on this method when you are done. </text:span><text:span text:style-name="T23">It is invoked </text:span><text:span text:style-name="T6">after</text:span><text:span text:style-name="T10"> </text:span><text:span text:style-name="T19">checkUser</text:span><text:span text:style-name="T10"> </text:span><text:span text:style-name="T11">and will </text:span><text:span text:style-name="T10">redirect the user’s browser, </text:span><text:span text:style-name="T11">so nothing can execute after it is called.</text:span><text:span text:style-name="T10"> </text:span></text:p>
      <text:p text:style-name="P15"><text:span text:style-name="T10"/></text:p>
      <text:p text:style-name="P16"><text:span text:style-name="T7">For the device code flow, you would override </text:span></text:p>
      <text:p text:style-name="P16"><text:span text:style-name="T7"/></text:p>
      <text:p text:style-name="P7">protected void processRequest(HttpServletRequest request,<text:line-break/> <text:s text:c="29"/>PendingState pendingState,<text:line-break/> <text:s text:c="29"/>boolean checkCount) <text:s/><text:span text:style-name="T29">throws Throwable</text:span></text:p>
      <text:p text:style-name="P16"><text:span text:style-name="T7"/></text:p>
      <text:p text:style-name="P16"><text:span text:style-name="T7">And call super on this first (since it does all of the work of managing the number of user retries as well as tracking timeouts), then add your own code, </text:span><text:span text:style-name="T4">viz., </text:span></text:p>
      <text:p text:style-name="Standard"/>
      <text:p text:style-name="P5">@Override</text:p>
      <text:p text:style-name="P6">protected void processRequest(HttpServletRequest request,<text:line-break/> <text:s text:c="29"/>PendingState pendingState,<text:line-break/> <text:s text:c="29"/>boolean checkCount) <text:span text:style-name="T29">throws Throwable</text:span><text:span text:style-name="T28">{</text:span></text:p>
      <text:p text:style-name="P6"><text:s text:c="4"/><text:span text:style-name="T28">super.processRequest(request, pendingState, checkCount);</text:span></text:p>
      <text:p text:style-name="P6"><text:s text:c="4"/>// <text:span text:style-name="T28">now start getting parameters from the request and using them</text:span></text:p>
      <text:p text:style-name="P5">}</text:p>
      <text:p text:style-name="P5"/>
      <text:p text:style-name="P17">The method will either throw and exception if there is an issue (such as the user’s code has expired) or return, so you don’t have to do anything special and your code won’t run unless the flow is working. <text:span text:style-name="T30">This is important, since if you do change hwo the flow works, your OA4MP extension might not be OAuth compliant or even insecur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9T09:11:46.788865057</meta:creation-date>
    <dc:date>2025-09-01T06:59:46.925313520</dc:date>
    <meta:editing-duration>PT7H55M20S</meta:editing-duration>
    <meta:editing-cycles>20</meta:editing-cycles>
    <meta:generator>LibreOffice/24.2.7.2$Linux_X86_64 LibreOffice_project/420$Build-2</meta:generator>
    <meta:document-statistic meta:table-count="2" meta:image-count="0" meta:object-count="0" meta:page-count="3" meta:paragraph-count="66" meta:word-count="720" meta:character-count="4979" meta:non-whitespace-character-count="4063"/>
  </office:meta>
</office:document-meta>
</file>